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HelveticaNeue-Light, 'Helvetica Neue Light', 'Helvetica Neue', sans-serif, Arial, Helvetica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line-height-at-least="0.529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Calibri" fo:font-size="12pt" fo:letter-spacing="normal" fo:font-style="normal" fo:font-weight="bold" fo:background-color="transparent"/>
    </style:style>
    <style:style style:name="P2" style:family="paragraph" style:parent-style-name="Text_20_body" style:list-style-name="L1">
      <style:paragraph-properties fo:margin-left="0cm" fo:margin-right="0cm" fo:margin-top="0cm" fo:margin-bottom="0cm" style:line-height-at-least="0.529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Calibri" fo:font-size="12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одержание:</text:p>
      <text:list xml:id="list6029147012173598385" text:style-name="L1">
        <text:list-item>
          <text:p text:style-name="P2">В рамках этого дня тренинга мы научимся устанавливать платформу “1С:Предприятие 8. Учебная версия” – бесплатным и легальным способом.<text:line-break/>Также будет установлена учебная версия “1С:Бухгалтерии 8”.</text:p>
        </text:list-item>
        <text:list-item>
          <text:p text:style-name="P2">Будет показан процесс создания новой информационной базы.</text:p>
        </text:list-item>
        <text:list-item>
          <text:p text:style-name="P2">Рассмотрим базовые понятия: платформа, конфигурация, информационная база.</text:p>
        </text:list-item>
        <text:list-item>
          <text:p text:style-name="P2">Покажем какие существуют пользовательские интерфейсы на платформе “1С:Предприятие 8”.<text:line-break/>Поработаем с интерфейсом обычных форм, который использовался на платформах “1С:Предприятие 8.0” и “1С:Предприятие 8.1”.</text:p>
        </text:list-item>
        <text:list-item>
          <text:p text:style-name="P2">Рассмотрим интерфейс управляемых форм, который широко применялся на платформе “1С:Предприятие 8.2”.</text:p>
        </text:list-item>
        <text:list-item>
          <text:p text:style-name="P2">Далее разберем новый интерфейс “Такси”, который появился в последней версии платформы “1С:Предприятие 8.3”.<text:line-break/>В рамках нашего курса мы будем работать именно с самыми актуальными версиями платформы и использовать современные методы разработки приложений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HelveticaNeue-Light, 'Helvetica Neue Light', 'Helvetica Neue', sans-serif, Arial, Helvetica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S</meta:editing-duration>
    <meta:editing-cycles>3</meta:editing-cycles>
    <meta:generator>OpenOffice.org/3.4.1$Win32 OpenOffice.org_project/341m1$Build-9593</meta:generator>
    <dc:date>2013-11-19T14:36:05.48</dc:date>
    <meta:document-statistic meta:table-count="0" meta:image-count="0" meta:object-count="0" meta:page-count="1" meta:paragraph-count="7" meta:word-count="112" meta:character-count="894"/>
    <meta:user-defined meta:name="Info 1"/>
    <meta:user-defined meta:name="Info 2"/>
    <meta:user-defined meta:name="Info 3"/>
    <meta:user-defined meta:name="Info 4"/>
  </office:meta>
</office:document-meta>
</file>